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lbemarle 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18">
            <text:p>318</text:p>
          </table:table-cell>
          <table:table-cell table:style-name="ce22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00">
            <text:p>200</text:p>
          </table:table-cell>
          <table:table-cell table:style-name="ce22" office:value-type="float" office:value="144">
            <text:p>14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882">
            <text:p>882</text:p>
          </table:table-cell>
          <table:table-cell table:style-name="ce22" office:value-type="float" office:value="257">
            <text:p>25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87">
            <text:p>18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48">
            <text:p>14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410">
            <text:p>1410</text:p>
          </table:table-cell>
          <table:table-cell table:style-name="ce22" office:value-type="float" office:value="91">
            <text:p>9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292">
            <text:p>2292</text:p>
          </table:table-cell>
          <table:table-cell table:style-name="ce22" office:value-type="float" office:value="348">
            <text:p>34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